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af1" officeooo:paragraph-rsid="000deaf1"/>
    </style:style>
    <style:style style:name="P2" style:family="paragraph" style:parent-style-name="Standard">
      <style:text-properties fo:font-weight="bold" officeooo:rsid="000deaf1" officeooo:paragraph-rsid="000deaf1" style:font-weight-asian="bold" style:font-weight-complex="bold"/>
    </style:style>
    <style:style style:name="T1" style:family="text">
      <style:text-properties officeooo:rsid="000e9b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oal: Physical layer (laser driver, diode, detector) with computing, software, combine to achive optical com link. </text:p>
      <text:p text:style-name="P1">Team has hardware, set up link already. Not too much pprogress. Data transfer did happeen, but was very slow. Start now. </text:p>
      <text:p text:style-name="P1"/>
      <text:p text:style-name="P2">Todo: Follow up with Jay</text:p>
      <text:p text:style-name="P2"/>
      <text:p text:style-name="P1">2 approaches</text:p>
      <text:p text:style-name="P1">1. last semester. More classic analog OOK, IO from Jetson.</text:p>
      <text:p text:style-name="P1">2. new hardware via Jay. More networking, fiber optics. Take FO hardware, setup as if network, then transmit via free space.</text:p>
      <text:p text:style-name="P1"/>
      <text:p text:style-name="P1">Requirements</text:p>
      <text:p text:style-name="P1">Where can we go? Research the tech, look at IEEE standards. Up data rate and distance.</text:p>
      <text:p text:style-name="P1"/>
      <text:p text:style-name="P1">Lab <text:s/><text:span text:style-name="T1">LB</text:span>331 and Micaplex 224. Old and new equipment avalible. Constraints – work with what we have. Must take safety training before accessing Micaplex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4:40:35.297660353</meta:creation-date>
    <dc:date>2025-09-16T14:52:41.464352553</dc:date>
    <meta:editing-duration>PT1M42S</meta:editing-duration>
    <meta:editing-cycles>1</meta:editing-cycles>
    <meta:document-statistic meta:table-count="0" meta:image-count="0" meta:object-count="0" meta:page-count="1" meta:paragraph-count="9" meta:word-count="116" meta:character-count="707" meta:non-whitespace-character-count="596"/>
    <meta:generator>LibreOffice/24.2.7.2$Linux_X86_64 LibreOffice_project/420$Build-2</meta:generator>
  </office:meta>
</office:document-meta>
</file>